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Site maps</text:p>
      <text:p text:style-name="Normal">Home page<text:s/></text:p>
      <text:p text:style-name="Normal">Home page<text:s/></text:p>
      <text:p text:style-name="Normal">- Home</text:p>
      <text:p text:style-name="Normal"><text:s text:c="2"/>- Nav Bar</text:p>
      <text:p text:style-name="Normal"><text:s text:c="2"/>- Banner</text:p>
      <text:p text:style-name="Normal"><text:s text:c="2"/>- Footer</text:p>
      <text:p text:style-name="Normal"><text:s text:c="4"/>- Quick Links</text:p>
      <text:p text:style-name="Normal"><text:s text:c="4"/>- Support</text:p>
      <text:p text:style-name="Normal"/>
      <text:p text:style-name="Normal">- CSS (style.css)</text:p>
      <text:p text:style-name="Normal"/>
      <text:p text:style-name="Normal">- Images</text:p>
      <text:p text:style-name="Normal"><text:s text:c="2"/>- portugal.jpg</text:p>
      <text:p text:style-name="Normal"/>
      <text:p text:style-name="Normal">- Home.html</text:p>
      <text:p text:style-name="Normal">- style.css</text:p>
      <text:p text:style-name="Normal"/>
      <text:p text:style-name="Normal">Destination page<text:s/></text:p>
      <text:p text:style-name="Normal">- Home</text:p>
      <text:p text:style-name="Normal"><text:s text:c="2"/>- Nav Bar</text:p>
      <text:p text:style-name="Normal"><text:s text:c="2"/>- Banner</text:p>
      <text:p text:style-name="Normal"><text:s text:c="4"/>- Form</text:p>
      <text:p text:style-name="Normal"><text:s text:c="2"/>- Places</text:p>
      <text:p text:style-name="Normal"><text:s text:c="4"/>- Card (Portugal)</text:p>
      <text:p text:style-name="Normal"><text:s text:c="4"/>- Card (Dubai)</text:p>
      <text:p text:style-name="Normal"><text:s text:c="4"/>- Card (Greece)</text:p>
      <text:p text:style-name="Normal"><text:s text:c="4"/>- Card (Paris)</text:p>
      <text:p text:style-name="Normal"><text:s text:c="4"/>- Card (Spain)</text:p>
      <text:p text:style-name="Normal"><text:s text:c="4"/>- Card (Italy)</text:p>
      <text:p text:style-name="Normal"><text:s text:c="2"/>- About Us</text:p>
      <text:soft-page-break/>
      <text:p text:style-name="Normal"><text:s text:c="2"/>- Footer</text:p>
      <text:p text:style-name="Normal"><text:s text:c="4"/>- Links</text:p>
      <text:p text:style-name="Normal"><text:s text:c="4"/>- Links</text:p>
      <text:p text:style-name="Normal"/>
      <text:p text:style-name="Normal"/>
      <text:p text:style-name="Normal">Login page<text:s/></text:p>
      <text:p text:style-name="Normal">- Home</text:p>
      <text:p text:style-name="Normal"><text:s text:c="2"/>- Nav Bar</text:p>
      <text:p text:style-name="Normal"><text:s text:c="2"/>- Login</text:p>
      <text:p text:style-name="Normal"><text:s text:c="4"/>- Overlay</text:p>
      <text:p text:style-name="Normal"><text:s text:c="6"/>- Signup Container</text:p>
      <text:p text:style-name="Normal"><text:s text:c="8"/>- H2 (Login)</text:p>
      <text:p text:style-name="Normal"><text:s text:c="8"/>- Form</text:p>
      <text:p text:style-name="Normal"><text:s text:c="10"/>- Label (Name)</text:p>
      <text:p text:style-name="Normal"><text:s text:c="10"/>- Input (text)</text:p>
      <text:p text:style-name="Normal"><text:s text:c="10"/>- Label (Email)</text:p>
      <text:p text:style-name="Normal"><text:s text:c="10"/>- Input (email)</text:p>
      <text:p text:style-name="Normal"><text:s text:c="10"/>- Label (Password)</text:p>
      <text:p text:style-name="Normal"><text:s text:c="10"/>- Input (password)</text:p>
      <text:p text:style-name="Normal"><text:s text:c="10"/>- Button (Login)</text:p>
      <text:p text:style-name="Normal"/>
      <text:p text:style-name="Normal"/>
      <text:p text:style-name="Normal">About us page<text:s/></text:p>
      <text:p text:style-name="Normal">- Home</text:p>
      <text:p text:style-name="Normal"><text:s text:c="2"/>- Nav Bar</text:p>
      <text:p text:style-name="Normal"><text:s text:c="2"/>- About Us Page</text:p>
      <text:p text:style-name="Normal"><text:s text:c="4"/>- About Section</text:p>
      <text:p text:style-name="Normal"><text:s text:c="6"/>- H1 (About Us Page)</text:p>
      <text:p text:style-name="Normal"><text:s text:c="6"/>- P (Some text about who we are and what we do.)</text:p>
      <text:p text:style-name="Normal"><text:s text:c="6"/>- P (Resize the browser window to see that this page is responsive, by the way.)</text:p>
      <text:p text:style-name="Normal"><text:s text:c="4"/>- H2 (Our Team)</text:p>
      <text:soft-page-break/>
      <text:p text:style-name="Normal"><text:s text:c="4"/>- Row</text:p>
      <text:p text:style-name="Normal"><text:s text:c="6"/>- Column</text:p>
      <text:p text:style-name="Normal"><text:s text:c="8"/>- Card</text:p>
      <text:p text:style-name="Normal"><text:s text:c="10"/>- Img (Jane)</text:p>
      <text:p text:style-name="Normal"><text:s text:c="10"/>- Container</text:p>
      <text:p text:style-name="Normal"><text:s text:c="12"/>- H2 (Jane Doe)</text:p>
      <text:p text:style-name="Normal"><text:s text:c="12"/>- P (CEO &amp; Founder)</text:p>
      <text:p text:style-name="Normal"><text:s text:c="12"/>- P (Some text that describes me lorem ipsum ipsum lorem.)</text:p>
      <text:p text:style-name="Normal"><text:s text:c="12"/>- P (jane@example.com)</text:p>
      <text:p text:style-name="Normal"><text:s text:c="12"/>- P</text:p>
      <text:p text:style-name="Normal"><text:s text:c="14"/>- Button (Contact)</text:p>
      <text:p text:style-name="Normal"><text:s text:c="6"/>- Column</text:p>
      <text:p text:style-name="Normal"><text:s text:c="8"/>- Card</text:p>
      <text:p text:style-name="Normal"><text:s text:c="10"/>- Img (Mike)</text:p>
      <text:p text:style-name="Normal"><text:s text:c="10"/>- Container</text:p>
      <text:p text:style-name="Normal"><text:s text:c="12"/>- H2 (Mike Ross)</text:p>
      <text:p text:style-name="Normal"><text:s text:c="12"/>- P (Art Director)</text:p>
      <text:p text:style-name="Normal"><text:s text:c="12"/>- P (Some text that describes me lorem ipsum ipsum lorem.)</text:p>
      <text:p text:style-name="Normal"><text:s text:c="12"/>- P (mike@example.com)</text:p>
      <text:p text:style-name="Normal"><text:s text:c="12"/>- P</text:p>
      <text:p text:style-name="Normal"><text:s text:c="14"/>- Button (Contact)</text:p>
      <text:p text:style-name="Normal"><text:s text:c="6"/>- Column</text:p>
      <text:p text:style-name="Normal"><text:s text:c="8"/>- Card</text:p>
      <text:p text:style-name="Normal"><text:s text:c="10"/>- Img (John)</text:p>
      <text:p text:style-name="Normal"><text:s text:c="10"/>- Container</text:p>
      <text:p text:style-name="Normal"><text:s text:c="12"/>- H2 (John Doe)</text:p>
      <text:p text:style-name="Normal"><text:s text:c="12"/>- P (Designer)</text:p>
      <text:p text:style-name="Normal"><text:s text:c="12"/>- P (Some text that describes me lorem ipsum ipsum lorem.)</text:p>
      <text:p text:style-name="Normal"><text:s text:c="12"/>- P (john@example.com)</text:p>
      <text:p text:style-name="Normal"><text:s text:c="12"/>- P</text:p>
      <text:p text:style-name="Normal"><text:s text:c="14"/>- Button (Contact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ljs-bullet" style:display-name="hljs-bulle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20446434 Nneoma Onwe</meta:initial-creator>
    <dc:creator>C20446434 Nneoma Onwe</dc:creator>
    <meta:creation-date>2024-02-05T19:12:00Z</meta:creation-date>
    <dc:date>2024-02-05T19:18:00Z</dc:date>
    <meta:template xlink:href="Normal" xlink:type="simple"/>
    <meta:editing-cycles>1</meta:editing-cycles>
    <meta:editing-duration>PT0S</meta:editing-duration>
    <meta:document-statistic meta:page-count="4" meta:paragraph-count="3" meta:word-count="277" meta:character-count="1854" meta:row-count="13" meta:non-whitespace-character-count="1580"/>
  </office:meta>
</office:document-meta>
</file>